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5" table:formula="of:=[.B$3]/[.B$2]" office:value-type="percentage" office:value="1.07752403846154" calcext:value-type="percentage">
            <text:p>107.75%</text:p>
          </table:table-cell>
          <table:table-cell table:style-name="ce5" table:formula="of:=[.C$3]/[.C$2]" office:value-type="percentage" office:value="0.987866531850354" calcext:value-type="percentage">
            <text:p>98.79%</text:p>
          </table:table-cell>
          <table:table-cell table:style-name="ce5" table:formula="of:=[.D$3]/[.D$2]" office:value-type="percentage" office:value="1.01195219123506" calcext:value-type="percentage">
            <text:p>101.20%</text:p>
          </table:table-cell>
          <table:table-cell table:style-name="ce5" table:formula="of:=[.E$3]/[.E$2]" office:value-type="percentage" office:value="1.00064184852375" calcext:value-type="percentage">
            <text:p>100.06%</text:p>
          </table:table-cell>
          <table:table-cell table:style-name="ce5" table:formula="of:=[.F$3]/[.F$2]" office:value-type="percentage" office:value="0.980140935297886" calcext:value-type="percentage">
            <text:p>98.01%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5" table:formula="of:=[.B4]/[.B$2]" office:value-type="percentage" office:value="0.993990384615385" calcext:value-type="percentage">
            <text:p>99.40%</text:p>
          </table:table-cell>
          <table:table-cell table:style-name="ce5" table:formula="of:=[.C4]/[.C$2]" office:value-type="percentage" office:value="1.00303336703741" calcext:value-type="percentage">
            <text:p>100.30%</text:p>
          </table:table-cell>
          <table:table-cell table:style-name="ce5" table:formula="of:=[.D4]/[.D$2]" office:value-type="percentage" office:value="0.99003984063745" calcext:value-type="percentage">
            <text:p>99.00%</text:p>
          </table:table-cell>
          <table:table-cell table:style-name="ce5" table:formula="of:=[.E4]/[.E$2]" office:value-type="percentage" office:value="0.979460847240051" calcext:value-type="percentage">
            <text:p>97.95%</text:p>
          </table:table-cell>
          <table:table-cell table:style-name="ce5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1.00831946755408" calcext:value-type="percentage">
            <text:p>100.83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0.627979274611399" calcext:value-type="percentage">
            <text:p>62.80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512" calcext:value-type="float">
            <text:p>35.512</text:p>
          </table:table-cell>
          <table:table-cell office:value-type="float" office:value="22.382" calcext:value-type="float">
            <text:p>22.382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26" calcext:value-type="float">
            <text:p>22.326</text:p>
          </table:table-cell>
          <table:table-cell office:value-type="float" office:value="23.82" calcext:value-type="float">
            <text:p>23.82</text:p>
          </table:table-cell>
          <table:table-cell office:value-type="float" office:value="33.788" calcext:value-type="float">
            <text:p>33.788</text:p>
          </table:table-cell>
          <table:table-cell office:value-type="float" office:value="34.586" calcext:value-type="float">
            <text:p>34.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771" calcext:value-type="float">
            <text:p>9.771</text:p>
          </table:table-cell>
          <table:table-cell office:value-type="float" office:value="16.371" calcext:value-type="float">
            <text:p>16.371</text:p>
          </table:table-cell>
          <table:table-cell office:value-type="float" office:value="17.814" calcext:value-type="float">
            <text:p>17.814</text:p>
          </table:table-cell>
          <table:table-cell office:value-type="float" office:value="3.923" calcext:value-type="float">
            <text:p>3.923</text:p>
          </table:table-cell>
          <table:table-cell office:value-type="float" office:value="16.99" calcext:value-type="float">
            <text:p>16.99</text:p>
          </table:table-cell>
          <table:table-cell office:value-type="float" office:value="10.455" calcext:value-type="float">
            <text:p>10.455</text:p>
          </table:table-cell>
          <table:table-cell office:value-type="float" office:value="9.58" calcext:value-type="float">
            <text:p>9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33" calcext:value-type="float">
            <text:p>3.633</text:p>
          </table:table-cell>
          <table:table-cell office:value-type="float" office:value="4.765" calcext:value-type="float">
            <text:p>4.765</text:p>
          </table:table-cell>
          <table:table-cell office:value-type="float" office:value="4.853" calcext:value-type="float">
            <text:p>4.853</text:p>
          </table:table-cell>
          <table:table-cell office:value-type="float" office:value="3.669" calcext:value-type="float">
            <text:p>3.669</text:p>
          </table:table-cell>
          <table:table-cell office:value-type="float" office:value="5.908" calcext:value-type="float">
            <text:p>5.908</text:p>
          </table:table-cell>
          <table:table-cell office:value-type="float" office:value="4.537" calcext:value-type="float">
            <text:p>4.537</text:p>
          </table:table-cell>
          <table:table-cell office:value-type="float" office:value="4.489" calcext:value-type="float">
            <text:p>4.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27" calcext:value-type="float">
            <text:p>4.827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3.6344284106028" calcext:value-type="percentage">
            <text:p>363.44%</text:p>
          </table:table-cell>
          <table:table-cell table:style-name="ce5" table:formula="of:=[.C2]/[.C3]" office:value-type="percentage" office:value="1.36717366074156" calcext:value-type="percentage">
            <text:p>136.72%</text:p>
          </table:table-cell>
          <table:table-cell table:style-name="ce5" table:formula="of:=[.D2]/[.D3]" office:value-type="percentage" office:value="1.28718985067924" calcext:value-type="percentage">
            <text:p>128.72%</text:p>
          </table:table-cell>
          <table:table-cell table:style-name="ce5" table:formula="of:=[.E2]/[.E3]" office:value-type="percentage" office:value="5.69105276574051" calcext:value-type="percentage">
            <text:p>569.11%</text:p>
          </table:table-cell>
          <table:table-cell table:style-name="ce5" table:formula="of:=[.F2]/[.F3]" office:value-type="percentage" office:value="1.40200117716304" calcext:value-type="percentage">
            <text:p>140.20%</text:p>
          </table:table-cell>
          <table:table-cell table:style-name="ce5" table:formula="of:=[.G2]/[.G3]" office:value-type="percentage" office:value="3.23175514108082" calcext:value-type="percentage">
            <text:p>323.18%</text:p>
          </table:table-cell>
          <table:table-cell table:style-name="ce5" table:formula="of:=[.H2]/[.H3]" office:value-type="percentage" office:value="3.61022964509395" calcext:value-type="percentage">
            <text:p>361.0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9.77484172859895" calcext:value-type="percentage">
            <text:p>977.48%</text:p>
          </table:table-cell>
          <table:table-cell table:style-name="ce5" table:formula="of:=[.C2]/[.C4]" office:value-type="percentage" office:value="4.69716684155299" calcext:value-type="percentage">
            <text:p>469.72%</text:p>
          </table:table-cell>
          <table:table-cell table:style-name="ce5" table:formula="of:=[.D2]/[.D4]" office:value-type="percentage" office:value="4.72491242530394" calcext:value-type="percentage">
            <text:p>472.49%</text:p>
          </table:table-cell>
          <table:table-cell table:style-name="ce5" table:formula="of:=[.E2]/[.E4]" office:value-type="percentage" office:value="6.08503679476697" calcext:value-type="percentage">
            <text:p>608.50%</text:p>
          </table:table-cell>
          <table:table-cell table:style-name="ce5" table:formula="of:=[.F2]/[.F4]" office:value-type="percentage" office:value="4.03182125930941" calcext:value-type="percentage">
            <text:p>403.18%</text:p>
          </table:table-cell>
          <table:table-cell table:style-name="ce5" table:formula="of:=[.G2]/[.G4]" office:value-type="percentage" office:value="7.44721181397399" calcext:value-type="percentage">
            <text:p>744.72%</text:p>
          </table:table-cell>
          <table:table-cell table:style-name="ce5" table:formula="of:=[.H2]/[.H4]" office:value-type="percentage" office:value="7.70461127199822" calcext:value-type="percentage">
            <text:p>770.4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5" table:number-columns-repeated="6"/>
        </table:table-row>
        <table:table-row table:style-name="ro1">
          <table:table-cell table:number-columns-repeated="8"/>
          <table:table-cell table:style-name="ce5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5" table:formula="of:=[.B$3]/[.B$2]" office:value-type="percentage" office:value="1.01592199456924" calcext:value-type="percentage">
            <text:p>101.59%</text:p>
          </table:table-cell>
          <table:table-cell table:style-name="ce5" table:formula="of:=[.C$3]/[.C$2]" office:value-type="percentage" office:value="0.979672057502246" calcext:value-type="percentage">
            <text:p>97.97%</text:p>
          </table:table-cell>
          <table:table-cell table:style-name="ce5" table:formula="of:=[.D$3]/[.D$2]" office:value-type="percentage" office:value="1.00596569724087" calcext:value-type="percentage">
            <text:p>100.60%</text:p>
          </table:table-cell>
          <table:table-cell table:style-name="ce5" table:formula="of:=[.E$3]/[.E$2]" office:value-type="percentage" office:value="1.00553250345781" calcext:value-type="percentage">
            <text:p>100.55%</text:p>
          </table:table-cell>
          <table:table-cell table:style-name="ce5" table:formula="of:=[.F$3]/[.F$2]" office:value-type="percentage" office:value="1.02477912054433" calcext:value-type="percentage">
            <text:p>102.48%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5" table:formula="of:=[.B4]/[.B$2]" office:value-type="percentage" office:value="1.00925697358677" calcext:value-type="percentage">
            <text:p>100.93%</text:p>
          </table:table-cell>
          <table:table-cell table:style-name="ce5" table:formula="of:=[.C4]/[.C$2]" office:value-type="percentage" office:value="0.985175202156334" calcext:value-type="percentage">
            <text:p>98.52%</text:p>
          </table:table-cell>
          <table:table-cell table:style-name="ce5" table:formula="of:=[.D4]/[.D$2]" office:value-type="percentage" office:value="0.998508575689784" calcext:value-type="percentage">
            <text:p>99.85%</text:p>
          </table:table-cell>
          <table:table-cell table:style-name="ce5" table:formula="of:=[.E4]/[.E$2]" office:value-type="percentage" office:value="0.962062833432128" calcext:value-type="percentage">
            <text:p>96.21%</text:p>
          </table:table-cell>
          <table:table-cell table:style-name="ce5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7.45" calcext:value-type="float">
            <text:p>247.45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1.00271496879812" calcext:value-type="percentage">
            <text:p>100.27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1.35455441208671" calcext:value-type="percentage">
            <text:p>135.46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846" calcext:value-type="float">
            <text:p>44.846</text:p>
          </table:table-cell>
          <table:table-cell office:value-type="float" office:value="17.344" calcext:value-type="float">
            <text:p>17.344</text:p>
          </table:table-cell>
          <table:table-cell office:value-type="float" office:value="17.317" calcext:value-type="float">
            <text:p>17.317</text:p>
          </table:table-cell>
          <table:table-cell office:value-type="float" office:value="16.394" calcext:value-type="float">
            <text:p>16.394</text:p>
          </table:table-cell>
          <table:table-cell office:value-type="float" office:value="18.87" calcext:value-type="float">
            <text:p>18.87</text:p>
          </table:table-cell>
          <table:table-cell office:value-type="float" office:value="51.988" calcext:value-type="float">
            <text:p>51.988</text:p>
          </table:table-cell>
          <table:table-cell office:value-type="float" office:value="43.053" calcext:value-type="float">
            <text:p>43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515" calcext:value-type="float">
            <text:p>6.515</text:p>
          </table:table-cell>
          <table:table-cell office:value-type="float" office:value="8.464" calcext:value-type="float">
            <text:p>8.464</text:p>
          </table:table-cell>
          <table:table-cell office:value-type="float" office:value="10.432" calcext:value-type="float">
            <text:p>10.432</text:p>
          </table:table-cell>
          <table:table-cell office:value-type="float" office:value="10.481" calcext:value-type="float">
            <text:p>10.481</text:p>
          </table:table-cell>
          <table:table-cell office:value-type="float" office:value="10.64" calcext:value-type="float">
            <text:p>10.64</text:p>
          </table:table-cell>
          <table:table-cell office:value-type="float" office:value="10.535" calcext:value-type="float">
            <text:p>10.535</text:p>
          </table:table-cell>
          <table:table-cell office:value-type="float" office:value="6.505" calcext:value-type="float">
            <text:p>6.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159" calcext:value-type="float">
            <text:p>5.159</text:p>
          </table:table-cell>
          <table:table-cell office:value-type="float" office:value="6.389" calcext:value-type="float">
            <text:p>6.389</text:p>
          </table:table-cell>
          <table:table-cell office:value-type="float" office:value="6.334" calcext:value-type="float">
            <text:p>6.334</text:p>
          </table:table-cell>
          <table:table-cell office:value-type="float" office:value="9.673" calcext:value-type="float">
            <text:p>9.673</text:p>
          </table:table-cell>
          <table:table-cell office:value-type="float" office:value="9.531" calcext:value-type="float">
            <text:p>9.531</text:p>
          </table:table-cell>
          <table:table-cell office:value-type="float" office:value="5.711" calcext:value-type="float">
            <text:p>5.711</text:p>
          </table:table-cell>
          <table:table-cell office:value-type="float" office:value="5.776" calcext:value-type="float">
            <text:p>5.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.21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6.88349961627015" calcext:value-type="percentage">
            <text:p>688.35%</text:p>
          </table:table-cell>
          <table:table-cell table:style-name="ce5" table:formula="of:=[.C2]/[.C3]" office:value-type="percentage" office:value="2.04914933837429" calcext:value-type="percentage">
            <text:p>204.91%</text:p>
          </table:table-cell>
          <table:table-cell table:style-name="ce5" table:formula="of:=[.D2]/[.D3]" office:value-type="percentage" office:value="1.65998849693252" calcext:value-type="percentage">
            <text:p>166.00%</text:p>
          </table:table-cell>
          <table:table-cell table:style-name="ce5" table:formula="of:=[.E2]/[.E3]" office:value-type="percentage" office:value="1.56416372483542" calcext:value-type="percentage">
            <text:p>156.42%</text:p>
          </table:table-cell>
          <table:table-cell table:style-name="ce5" table:formula="of:=[.F2]/[.F3]" office:value-type="percentage" office:value="1.7734962406015" calcext:value-type="percentage">
            <text:p>177.35%</text:p>
          </table:table-cell>
          <table:table-cell table:style-name="ce5" table:formula="of:=[.G2]/[.G3]" office:value-type="percentage" office:value="4.93478879924063" calcext:value-type="percentage">
            <text:p>493.48%</text:p>
          </table:table-cell>
          <table:table-cell table:style-name="ce5" table:formula="of:=[.H2]/[.H3]" office:value-type="percentage" office:value="6.6184473481937" calcext:value-type="percentage">
            <text:p>661.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8.69276991665051" calcext:value-type="percentage">
            <text:p>869.28%</text:p>
          </table:table-cell>
          <table:table-cell table:style-name="ce5" table:formula="of:=[.C2]/[.C4]" office:value-type="percentage" office:value="2.71466583189858" calcext:value-type="percentage">
            <text:p>271.47%</text:p>
          </table:table-cell>
          <table:table-cell table:style-name="ce5" table:formula="of:=[.D2]/[.D4]" office:value-type="percentage" office:value="2.73397537101358" calcext:value-type="percentage">
            <text:p>273.40%</text:p>
          </table:table-cell>
          <table:table-cell table:style-name="ce5" table:formula="of:=[.E2]/[.E4]" office:value-type="percentage" office:value="1.69482063475654" calcext:value-type="percentage">
            <text:p>169.48%</text:p>
          </table:table-cell>
          <table:table-cell table:style-name="ce5" table:formula="of:=[.F2]/[.F4]" office:value-type="percentage" office:value="1.97985520931697" calcext:value-type="percentage">
            <text:p>197.99%</text:p>
          </table:table-cell>
          <table:table-cell table:style-name="ce5" table:formula="of:=[.G2]/[.G4]" office:value-type="percentage" office:value="9.10313430222378" calcext:value-type="percentage">
            <text:p>910.31%</text:p>
          </table:table-cell>
          <table:table-cell table:style-name="ce5" table:formula="of:=[.H2]/[.H4]" office:value-type="percentage" office:value="7.45377423822715" calcext:value-type="percentage">
            <text:p>745.38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5" table:number-columns-repeated="6"/>
        </table:table-row>
        <table:table-row table:style-name="ro1">
          <table:table-cell table:number-columns-repeated="8"/>
          <table:table-cell table:style-name="ce5" table:number-columns-repeated="6"/>
        </table:table-row>
      </table:table>
      <table:table table:name="Hashes (arm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.391</text:p>
          </table:table-cell>
          <table:table-cell office:value-type="float" office:value="10.11" calcext:value-type="float">
            <text:p>10.11</text:p>
          </table:table-cell>
          <table:table-cell office:value-type="float" office:value="13.08" calcext:value-type="float">
            <text:p>13.08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.353</text:p>
          </table:table-cell>
          <table:table-cell office:value-type="float" office:value="10.06" calcext:value-type="float">
            <text:p>10.06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.397</text:p>
          </table:table-cell>
          <table:table-cell office:value-type="float" office:value="10.11" calcext:value-type="float">
            <text:p>10.11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29.11" calcext:value-type="float">
            <text:p>29.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5" table:formula="of:=[.B$3]/[.B$2]" office:value-type="percentage" office:value="0.995471338338696" calcext:value-type="percentage">
            <text:p>99.55%</text:p>
          </table:table-cell>
          <table:table-cell table:style-name="ce5" table:formula="of:=[.C$3]/[.C$2]" office:value-type="percentage" office:value="0.995054401582592" calcext:value-type="percentage">
            <text:p>99.51%</text:p>
          </table:table-cell>
          <table:table-cell table:style-name="ce5" table:formula="of:=[.D$3]/[.D$2]" office:value-type="percentage" office:value="0.998470948012232" calcext:value-type="percentage">
            <text:p>99.85%</text:p>
          </table:table-cell>
          <table:table-cell table:style-name="ce5" table:formula="of:=[.E$3]/[.E$2]" office:value-type="percentage" office:value="0.998278829604131" calcext:value-type="percentage">
            <text:p>99.83%</text:p>
          </table:table-cell>
          <table:table-cell table:style-name="ce5" table:formula="of:=[.F$3]/[.F$2]" office:value-type="percentage" office:value="0.997935306262904" calcext:value-type="percentage">
            <text:p>99.79%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5" table:formula="of:=[.B4]/[.B$2]" office:value-type="percentage" office:value="1.00071505184126" calcext:value-type="percentage">
            <text:p>100.07%</text:p>
          </table:table-cell>
          <table:table-cell table:style-name="ce5" table:formula="of:=[.C4]/[.C$2]" office:value-type="percentage" office:value="1" calcext:value-type="percentage">
            <text:p>100.00%</text:p>
          </table:table-cell>
          <table:table-cell table:style-name="ce5" table:formula="of:=[.D4]/[.D$2]" office:value-type="percentage" office:value="1.00229357798165" calcext:value-type="percentage">
            <text:p>100.23%</text:p>
          </table:table-cell>
          <table:table-cell table:style-name="ce5" table:formula="of:=[.E4]/[.E$2]" office:value-type="percentage" office:value="1.00206540447504" calcext:value-type="percentage">
            <text:p>100.21%</text:p>
          </table:table-cell>
          <table:table-cell table:style-name="ce5" table:formula="of:=[.F4]/[.F$2]" office:value-type="percentage" office:value="1.00172057811425" calcext:value-type="percentage">
            <text:p>100.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61.64" calcext:value-type="float">
            <text:p>261.64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90.19" calcext:value-type="float">
            <text:p>590.19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0.998473515493818" calcext:value-type="percentage">
            <text:p>99.85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0.443314864704587" calcext:value-type="percentage">
            <text:p>44.33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80.61" calcext:value-type="float">
            <text:p>80.61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27.68" calcext:value-type="float">
            <text:p>127.68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4" table:default-cell-style-name="Default"/>
        <table:table-row table:style-name="ro1">
          <table:table-cell table:style-name="ce6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2"/>
          <table:covered-table-cell table:style-name="Default"/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09" calcext:value-type="float">
            <text:p>6.09</text:p>
          </table:table-cell>
          <table:table-cell office:value-type="float" office:value="3.493" calcext:value-type="float">
            <text:p>3.493</text:p>
          </table:table-cell>
          <table:table-cell table:formula="of:=[.B3]/[.C3]" office:value-type="percentage" office:value="1.7434869739479" calcext:value-type="percentage">
            <text:p>174.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35.952" calcext:value-type="float">
            <text:p>35.952</text:p>
          </table:table-cell>
          <table:table-cell office:value-type="float" office:value="25.591" calcext:value-type="float">
            <text:p>25.591</text:p>
          </table:table-cell>
          <table:table-cell table:formula="of:=[.B4]/[.C4]" office:value-type="percentage" office:value="1.40486889922238" calcext:value-type="percentage">
            <text:p>140.4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9.053" calcext:value-type="float">
            <text:p>39.053</text:p>
          </table:table-cell>
          <table:table-cell office:value-type="float" office:value="31.785" calcext:value-type="float">
            <text:p>31.785</text:p>
          </table:table-cell>
          <table:table-cell table:formula="of:=[.B5]/[.C5]" office:value-type="percentage" office:value="1.22866131823187" calcext:value-type="percentage">
            <text:p>122.87%</text:p>
          </table:table-cell>
          <table:table-cell table:number-columns-repeated="14"/>
        </table:table-row>
      </table:table>
      <table:table table:name="Compression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ompression (x64)'.B1:'Compression (x64)'.H1 'Compression (x64)'.A2:'Compression (x64)'.A2 'Compression (x64)'.B2:'Compression (x64)'.H2 'Compression (x64)'.A3:'Compression (x64)'.A3 'Compression (x64)'.B3:'Compression (x64)'.H3 'Compression (x64)'.A4:'Compression (x64)'.A4 'Compression (x64)'.B4:'Compression (x64)'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9004in" svg:x="0.1626in" svg:y="2.102in">
            <draw:object draw:notify-on-update-of-ranges="'Compression (x64)'.B9:'Compression (x64)'.H9 'Compression (x64)'.A10:'Compression (x64)'.A10 'Compression (x64)'.B10:'Compression (x64)'.H10 'Compression (x64)'.A11:'Compression (x64)'.A11 'Compression (x64)'.B11:'Compression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 (ms)</text:p>
          </table:table-cell>
          <table:table-cell office:value-type="string" calcext:value-type="string">
            <text:p>LZIP (ms)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 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9" calcext:value-type="float">
            <text:p>59</text:p>
          </table:table-cell>
          <table:table-cell office:value-type="float" office:value="718.7" calcext:value-type="float">
            <text:p>718.7</text:p>
          </table:table-cell>
          <table:table-cell office:value-type="float" office:value="2679.9" calcext:value-type="float">
            <text:p>2679.9</text:p>
          </table:table-cell>
          <table:table-cell office:value-type="float" office:value="149.31" calcext:value-type="float">
            <text:p>149.31</text:p>
          </table:table-cell>
          <table:table-cell office:value-type="float" office:value="75.56" calcext:value-type="float">
            <text:p>75.56</text:p>
          </table:table-cell>
          <table:table-cell office:value-type="float" office:value="2845" calcext:value-type="float">
            <text:p>2845</text:p>
          </table:table-cell>
          <table:table-cell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5.07" calcext:value-type="float">
            <text:p>35.07</text:p>
          </table:table-cell>
          <table:table-cell office:value-type="float" office:value="717.7" calcext:value-type="float">
            <text:p>717.7</text:p>
          </table:table-cell>
          <table:table-cell office:value-type="float" office:value="352.2" calcext:value-type="float">
            <text:p>352.2</text:p>
          </table:table-cell>
          <table:table-cell office:value-type="float" office:value="101.41" calcext:value-type="float">
            <text:p>101.41</text:p>
          </table:table-cell>
          <table:table-cell office:value-type="float" office:value="75.56" calcext:value-type="float">
            <text:p>75.56</text:p>
          </table:table-cell>
          <table:table-cell office:value-type="float" office:value="1286" calcext:value-type="float">
            <text:p>1286</text:p>
          </table:table-cell>
          <table:table-cell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3.62" calcext:value-type="float">
            <text:p>33.62</text:p>
          </table:table-cell>
          <table:table-cell/>
          <table:table-cell office:value-type="float" office:value="199.4" calcext:value-type="float">
            <text:p>199.4</text:p>
          </table:table-cell>
          <table:table-cell office:value-type="float" office:value="86.85" calcext:value-type="float">
            <text:p>86.85</text:p>
          </table:table-cell>
          <table:table-cell office:value-type="float" office:value="50.4" calcext:value-type="float">
            <text:p>50.4</text:p>
          </table:table-cell>
          <table:table-cell/>
          <table:table-cell office:value-type="float" office:value="49.17" calcext:value-type="float">
            <text:p>49.17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1.6823495865412" calcext:value-type="percentage">
            <text:p>168.23%</text:p>
          </table:table-cell>
          <table:table-cell table:style-name="ce5" table:formula="of:=[.C2]/[.C3]" office:value-type="percentage" office:value="1.00139333983559" calcext:value-type="percentage">
            <text:p>100.14%</text:p>
          </table:table-cell>
          <table:table-cell table:style-name="ce5" table:formula="of:=[.D2]/[.D3]" office:value-type="percentage" office:value="7.60902896081772" calcext:value-type="percentage">
            <text:p>760.90%</text:p>
          </table:table-cell>
          <table:table-cell table:style-name="ce5" table:formula="of:=[.E2]/[.E3]" office:value-type="percentage" office:value="1.47234000591658" calcext:value-type="percentage">
            <text:p>147.23%</text:p>
          </table:table-cell>
          <table:table-cell table:style-name="ce5" table:formula="of:=[.F2]/[.F3]" office:value-type="percentage" office:value="1" calcext:value-type="percentage">
            <text:p>100.00%</text:p>
          </table:table-cell>
          <table:table-cell table:style-name="ce5" table:formula="of:=[.G2]/[.G3]" office:value-type="percentage" office:value="2.21228615863142" calcext:value-type="percentage">
            <text:p>221.23%</text:p>
          </table:table-cell>
          <table:table-cell table:style-name="ce5" table:formula="of:=[.H2]/[.H3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1.75490779298037" calcext:value-type="percentage">
            <text:p>175.49%</text:p>
          </table:table-cell>
          <table:table-cell table:style-name="ce5" table:formula="of:=[.C2]/[.C4]" office:value-type="string" office:string-value="" calcext:value-type="error">
            <text:p>#DIV/0!</text:p>
          </table:table-cell>
          <table:table-cell table:style-name="ce5" table:formula="of:=[.D2]/[.D4]" office:value-type="percentage" office:value="13.4398194583751" calcext:value-type="percentage">
            <text:p>1343.98%</text:p>
          </table:table-cell>
          <table:table-cell table:style-name="ce5" table:formula="of:=[.E2]/[.E4]" office:value-type="percentage" office:value="1.71917098445596" calcext:value-type="percentage">
            <text:p>171.92%</text:p>
          </table:table-cell>
          <table:table-cell table:style-name="ce5" table:formula="of:=[.F2]/[.F4]" office:value-type="percentage" office:value="1.49920634920635" calcext:value-type="percentage">
            <text:p>149.92%</text:p>
          </table:table-cell>
          <table:table-cell table:style-name="ce5" table:formula="of:=[.G2]/[.G4]" office:value-type="string" office:string-value="" calcext:value-type="error">
            <text:p>#DIV/0!</text:p>
          </table:table-cell>
          <table:table-cell table:style-name="ce5" table:formula="of:=[.H2]/[.H4]" office:value-type="percentage" office:value="2.0276591417531" calcext:value-type="percentage">
            <text:p>202.77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5" table:number-columns-repeated="6"/>
        </table:table-row>
        <table:table-row table:style-name="ro1">
          <table:table-cell table:number-columns-repeated="8"/>
          <table:table-cell table:style-name="ce5" table:number-columns-repeated="6"/>
        </table:table-row>
      </table:table>
      <table:table table:name="Compression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ompression (arm)'.B1:'Compression (arm)'.H1 'Compression (arm)'.A2:'Compression (arm)'.A2 'Compression (arm)'.B2:'Compression (arm)'.H2 'Compression (arm)'.A3:'Compression (arm)'.A3 'Compression (arm)'.B3:'Compression (arm)'.H3 'Compression (arm)'.A4:'Compression (arm)'.A4 'Compression (arm)'.B4:'Compression (arm)'.H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6.9268in" svg:height="3.9004in" svg:x="0.1626in" svg:y="2.102in">
            <draw:object draw:notify-on-update-of-ranges="'Compression (arm)'.B9:'Compression (arm)'.H9 'Compression (arm)'.A10:'Compression (arm)'.A10 'Compression (arm)'.B10:'Compression (arm)'.H10 'Compression (arm)'.A11:'Compression (arm)'.A11 'Compression (arm)'.B11:'Compression (arm)'.H1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2" calcext:value-type="float">
            <text:p>662</text:p>
          </table:table-cell>
          <table:table-cell office:value-type="float" office:value="4.023" calcext:value-type="float">
            <text:p>4.023</text:p>
          </table:table-cell>
          <table:table-cell office:value-type="float" office:value="40.335" calcext:value-type="float">
            <text:p>40.335</text:p>
          </table:table-cell>
          <table:table-cell office:value-type="float" office:value="625.9" calcext:value-type="float">
            <text:p>625.9</text:p>
          </table:table-cell>
          <table:table-cell office:value-type="float" office:value="293.6" calcext:value-type="float">
            <text:p>293.6</text:p>
          </table:table-cell>
          <table:table-cell office:value-type="float" office:value="16.292" calcext:value-type="float">
            <text:p>16.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577.8" calcext:value-type="float">
            <text:p>577.8</text:p>
          </table:table-cell>
          <table:table-cell office:value-type="float" office:value="4.032" calcext:value-type="float">
            <text:p>4.032</text:p>
          </table:table-cell>
          <table:table-cell office:value-type="float" office:value="5.808" calcext:value-type="float">
            <text:p>5.808</text:p>
          </table:table-cell>
          <table:table-cell office:value-type="float" office:value="477.9" calcext:value-type="float">
            <text:p>477.9</text:p>
          </table:table-cell>
          <table:table-cell office:value-type="float" office:value="293.6" calcext:value-type="float">
            <text:p>293.6</text:p>
          </table:table-cell>
          <table:table-cell office:value-type="float" office:value="8.016" calcext:value-type="float">
            <text:p>8.0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29.1" calcext:value-type="float">
            <text:p>529.1</text:p>
          </table:table-cell>
          <table:table-cell/>
          <table:table-cell office:value-type="float" office:value="4.965" calcext:value-type="float">
            <text:p>4.965</text:p>
          </table:table-cell>
          <table:table-cell office:value-type="float" office:value="307.5" calcext:value-type="float">
            <text:p>307.5</text:p>
          </table:table-cell>
          <table:table-cell office:value-type="float" office:value="184.5" calcext:value-type="float">
            <text:p>184.5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table:number-columns-repeated="2" office:value-type="string" calcext:value-type="string">
            <text:p>GZ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1.14572516441675" calcext:value-type="percentage">
            <text:p>114.57%</text:p>
          </table:table-cell>
          <table:table-cell table:style-name="ce5" table:formula="of:=[.C2]/[.C3]" office:value-type="percentage" office:value="0.997767857142857" calcext:value-type="percentage">
            <text:p>99.78%</text:p>
          </table:table-cell>
          <table:table-cell table:style-name="ce5" table:formula="of:=[.D2]/[.D3]" office:value-type="percentage" office:value="6.94473140495868" calcext:value-type="percentage">
            <text:p>694.47%</text:p>
          </table:table-cell>
          <table:table-cell table:style-name="ce5" table:formula="of:=[.E2]/[.E3]" office:value-type="percentage" office:value="1.30968821929274" calcext:value-type="percentage">
            <text:p>130.97%</text:p>
          </table:table-cell>
          <table:table-cell table:style-name="ce5" table:formula="of:=[.F2]/[.F3]" office:value-type="percentage" office:value="1" calcext:value-type="percentage">
            <text:p>100.00%</text:p>
          </table:table-cell>
          <table:table-cell table:style-name="ce5" table:formula="of:=[.G2]/[.G3]" office:value-type="percentage" office:value="2.03243512974052" calcext:value-type="percentage">
            <text:p>203.24%</text:p>
          </table:table-cell>
          <table:table-cell table:style-name="ce5" table:formula="of:=[.H2]/[.H3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1.25118125118125" calcext:value-type="percentage">
            <text:p>125.12%</text:p>
          </table:table-cell>
          <table:table-cell table:style-name="ce5" table:formula="of:=[.C2]/[.C4]" office:value-type="string" office:string-value="" calcext:value-type="error">
            <text:p>#DIV/0!</text:p>
          </table:table-cell>
          <table:table-cell table:style-name="ce5" table:formula="of:=[.D2]/[.D4]" office:value-type="percentage" office:value="8.12386706948641" calcext:value-type="percentage">
            <text:p>812.39%</text:p>
          </table:table-cell>
          <table:table-cell table:style-name="ce5" table:formula="of:=[.E2]/[.E4]" office:value-type="percentage" office:value="2.03544715447154" calcext:value-type="percentage">
            <text:p>203.54%</text:p>
          </table:table-cell>
          <table:table-cell table:style-name="ce5" table:formula="of:=[.F2]/[.F4]" office:value-type="percentage" office:value="1.59132791327913" calcext:value-type="percentage">
            <text:p>159.13%</text:p>
          </table:table-cell>
          <table:table-cell table:style-name="ce5" table:formula="of:=[.G2]/[.G4]" office:value-type="string" office:string-value="" calcext:value-type="error">
            <text:p>#DIV/0!</text:p>
          </table:table-cell>
          <table:table-cell table:style-name="ce5" table:formula="of:=[.H2]/[.H4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5" table:number-columns-repeated="6"/>
        </table:table-row>
        <table:table-row table:style-name="ro1">
          <table:table-cell table:number-columns-repeated="8"/>
          <table:table-cell table:style-name="ce5" table:number-columns-repeated="6"/>
        </table:table-row>
      </table:table>
      <table:table table:name="Compression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ompression (arm64)'.B1:'Compression (arm64)'.H1 'Compression (arm64)'.A2:'Compression (arm64)'.A2 'Compression (arm64)'.B2:'Compression (arm64)'.H2 'Compression (arm64)'.A3:'Compression (arm64)'.A3 'Compression (arm64)'.B3:'Compression (arm64)'.H3 'Compression (arm64)'.A4:'Compression (arm64)'.A4 'Compression (arm64)'.B4:'Compression (arm64)'.H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9268in" svg:height="3.9004in" svg:x="0.1626in" svg:y="2.102in">
            <draw:object draw:notify-on-update-of-ranges="'Compression (arm64)'.B9:'Compression (arm64)'.H9 'Compression (arm64)'.A10:'Compression (arm64)'.A10 'Compression (arm64)'.B10:'Compression (arm64)'.H10 'Compression (arm64)'.A11:'Compression (arm64)'.A11 'Compression (arm64)'.B11:'Compression (arm64)'.H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87.3" calcext:value-type="float">
            <text:p>587.3</text:p>
          </table:table-cell>
          <table:table-cell office:value-type="float" office:value="7.021" calcext:value-type="float">
            <text:p>7.021</text:p>
          </table:table-cell>
          <table:table-cell office:value-type="float" office:value="16.035" calcext:value-type="float">
            <text:p>16.035</text:p>
          </table:table-cell>
          <table:table-cell office:value-type="float" office:value="1690" calcext:value-type="float">
            <text:p>1690</text:p>
          </table:table-cell>
          <table:table-cell office:value-type="float" office:value="451.6" calcext:value-type="float">
            <text:p>451.6</text:p>
          </table:table-cell>
          <table:table-cell office:value-type="float" office:value="22.516" calcext:value-type="float">
            <text:p>22.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89.3" calcext:value-type="float">
            <text:p>389.3</text:p>
          </table:table-cell>
          <table:table-cell office:value-type="float" office:value="6.992" calcext:value-type="float">
            <text:p>6.992</text:p>
          </table:table-cell>
          <table:table-cell office:value-type="float" office:value="3.594" calcext:value-type="float">
            <text:p>3.594</text:p>
          </table:table-cell>
          <table:table-cell office:value-type="float" office:value="768.1" calcext:value-type="float">
            <text:p>768.1</text:p>
          </table:table-cell>
          <table:table-cell office:value-type="float" office:value="451.6" calcext:value-type="float">
            <text:p>451.6</text:p>
          </table:table-cell>
          <table:table-cell office:value-type="float" office:value="6.481" calcext:value-type="float">
            <text:p>6.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40.6" calcext:value-type="float">
            <text:p>340.6</text:p>
          </table:table-cell>
          <table:table-cell/>
          <table:table-cell office:value-type="float" office:value="1.423" calcext:value-type="float">
            <text:p>1.423</text:p>
          </table:table-cell>
          <table:table-cell office:value-type="float" office:value="358.4" calcext:value-type="float">
            <text:p>358.4</text:p>
          </table:table-cell>
          <table:table-cell office:value-type="float" office:value="184.2" calcext:value-type="float">
            <text:p>184.2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table:number-columns-repeated="2" office:value-type="string" calcext:value-type="string">
            <text:p>GZ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1.50860518880041" calcext:value-type="percentage">
            <text:p>150.86%</text:p>
          </table:table-cell>
          <table:table-cell table:style-name="ce5" table:formula="of:=[.C2]/[.C3]" office:value-type="percentage" office:value="1.004147597254" calcext:value-type="percentage">
            <text:p>100.41%</text:p>
          </table:table-cell>
          <table:table-cell table:style-name="ce5" table:formula="of:=[.D2]/[.D3]" office:value-type="percentage" office:value="4.46160267111853" calcext:value-type="percentage">
            <text:p>446.16%</text:p>
          </table:table-cell>
          <table:table-cell table:style-name="ce5" table:formula="of:=[.E2]/[.E3]" office:value-type="percentage" office:value="2.20023434448639" calcext:value-type="percentage">
            <text:p>220.02%</text:p>
          </table:table-cell>
          <table:table-cell table:style-name="ce5" table:formula="of:=[.F2]/[.F3]" office:value-type="percentage" office:value="1" calcext:value-type="percentage">
            <text:p>100.00%</text:p>
          </table:table-cell>
          <table:table-cell table:style-name="ce5" table:formula="of:=[.G2]/[.G3]" office:value-type="percentage" office:value="3.47415522295942" calcext:value-type="percentage">
            <text:p>347.42%</text:p>
          </table:table-cell>
          <table:table-cell table:style-name="ce5" table:formula="of:=[.H2]/[.H3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1.72431004110393" calcext:value-type="percentage">
            <text:p>172.43%</text:p>
          </table:table-cell>
          <table:table-cell table:style-name="ce5" table:formula="of:=[.C2]/[.C4]" office:value-type="string" office:string-value="" calcext:value-type="error">
            <text:p>#DIV/0!</text:p>
          </table:table-cell>
          <table:table-cell table:style-name="ce5" table:formula="of:=[.D2]/[.D4]" office:value-type="percentage" office:value="11.268446943078" calcext:value-type="percentage">
            <text:p>1126.84%</text:p>
          </table:table-cell>
          <table:table-cell table:style-name="ce5" table:formula="of:=[.E2]/[.E4]" office:value-type="percentage" office:value="4.71540178571429" calcext:value-type="percentage">
            <text:p>471.54%</text:p>
          </table:table-cell>
          <table:table-cell table:style-name="ce5" table:formula="of:=[.F2]/[.F4]" office:value-type="percentage" office:value="2.45168295331162" calcext:value-type="percentage">
            <text:p>245.17%</text:p>
          </table:table-cell>
          <table:table-cell table:style-name="ce5" table:formula="of:=[.G2]/[.G4]" office:value-type="string" office:string-value="" calcext:value-type="error">
            <text:p>#DIV/0!</text:p>
          </table:table-cell>
          <table:table-cell table:style-name="ce5" table:formula="of:=[.H2]/[.H4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5" table:number-columns-repeated="6"/>
        </table:table-row>
        <table:table-row table:style-name="ro1">
          <table:table-cell table:number-columns-repeated="8"/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21:28:05.4446750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19T21:30:48.140068837</dc:date>
    <meta:editing-duration>PT8H3M44S</meta:editing-duration>
    <meta:editing-cycles>55</meta:editing-cycles>
    <meta:generator>LibreOffice/7.2.2.2$Linux_X86_64 LibreOffice_project/20$Build-2</meta:generator>
    <meta:document-statistic meta:table-count="13" meta:cell-count="452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694cm" style:legend-expansion="high" chart:style-name="ch2"/>
        <chart:plot-area chart:style-name="ch3" table:cell-range-address="'Compression (x64)'.B1:'Compression (x64)'.H4 'Compression (x64)'.A2:'Compression (x64)'.A4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ompression (x64)'.B1:'Compression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ompression (x64)'.B2:'Compression (x64)'.H2" chart:label-cell-address="'Compression (x64)'.A2:'Compression (x64)'.A2" chart:class="chart:bar">
            <chart:data-point chart:repeated="7"/>
          </chart:series>
          <chart:series chart:style-name="ch8" chart:values-cell-range-address="'Compression (x64)'.B3:'Compression (x64)'.H3" chart:label-cell-address="'Compression (x64)'.A3:'Compression (x64)'.A3" chart:class="chart:bar">
            <chart:data-point chart:repeated="7"/>
          </chart:series>
          <chart:series chart:style-name="ch9" chart:values-cell-range-address="'Compression (x64)'.B4:'Compression (x64)'.H4" chart:label-cell-address="'Compression (x64)'.A4:'Compression (x64)'.A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1:'Compression (x64)'.H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 (ms)</text:p>
              </table:table-cell>
              <table:table-cell office:value-type="string">
                <text:p>LZIP (ms)</text:p>
              </table:table-cell>
              <table:table-cell office:value-type="string">
                <text:p>GZIP</text:p>
              </table:table-cell>
              <table:table-cell office:value-type="string">
                <text:p>LZMA (ms)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x64)'.A2:'Compression (x64)'.A2</svg:desc>
                </draw:g>
              </table:table-cell>
              <table:table-cell office:value-type="float" office:value="59">
                <text:p>59</text:p>
                <draw:g>
                  <svg:desc>'Compression (x64)'.B2:'Compression (x64)'.H2</svg:desc>
                </draw:g>
              </table:table-cell>
              <table:table-cell office:value-type="float" office:value="718.7">
                <text:p>718.7</text:p>
              </table:table-cell>
              <table:table-cell office:value-type="float" office:value="2679.9">
                <text:p>2679.9</text:p>
              </table:table-cell>
              <table:table-cell office:value-type="float" office:value="149.31">
                <text:p>149.31</text:p>
              </table:table-cell>
              <table:table-cell office:value-type="float" office:value="75.56">
                <text:p>75.56</text:p>
              </table:table-cell>
              <table:table-cell office:value-type="float" office:value="2845">
                <text:p>284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Aaru</text:p>
                <draw:g>
                  <svg:desc>'Compression (x64)'.A3:'Compression (x64)'.A3</svg:desc>
                </draw:g>
              </table:table-cell>
              <table:table-cell office:value-type="float" office:value="35.07">
                <text:p>35.07</text:p>
                <draw:g>
                  <svg:desc>'Compression (x64)'.B3:'Compression (x64)'.H3</svg:desc>
                </draw:g>
              </table:table-cell>
              <table:table-cell office:value-type="float" office:value="717.7">
                <text:p>717.7</text:p>
              </table:table-cell>
              <table:table-cell office:value-type="float" office:value="352.2">
                <text:p>352.2</text:p>
              </table:table-cell>
              <table:table-cell office:value-type="float" office:value="101.41">
                <text:p>101.41</text:p>
              </table:table-cell>
              <table:table-cell office:value-type="float" office:value="75.56">
                <text:p>75.56</text:p>
              </table:table-cell>
              <table:table-cell office:value-type="float" office:value="1286">
                <text:p>128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4:'Compression (x64)'.A4</svg:desc>
                </draw:g>
              </table:table-cell>
              <table:table-cell office:value-type="float" office:value="33.62">
                <text:p>33.62</text:p>
                <draw:g>
                  <svg:desc>'Compression (x64)'.B4:'Compression (x64)'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  <table:table-cell office:value-type="float" office:value="86.85">
                <text:p>86.85</text:p>
              </table:table-cell>
              <table:table-cell office:value-type="float" office:value="50.4">
                <text:p>50.4</text:p>
              </table:table-cell>
              <table:table-cell office:value-type="float" office:value="NaN">
                <text:p>NaN</text:p>
              </table:table-cell>
              <table:table-cell office:value-type="float" office:value="49.17">
                <text:p>49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47.45">
                <text:p>247.45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46.78">
                <text:p>246.7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2.68">
                <text:p>182.6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5.84">
                <text:p>65.84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)'.A1:'Checksums (arm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846">
                <text:p>44.846</text:p>
                <draw:g>
                  <svg:desc>'Checksums (arm)'.B2:'Checksums (arm)'.H2</svg:desc>
                </draw:g>
              </table:table-cell>
              <table:table-cell office:value-type="float" office:value="17.344">
                <text:p>17.344</text:p>
              </table:table-cell>
              <table:table-cell office:value-type="float" office:value="17.317">
                <text:p>17.317</text:p>
              </table:table-cell>
              <table:table-cell office:value-type="float" office:value="16.394">
                <text:p>16.394</text:p>
              </table:table-cell>
              <table:table-cell office:value-type="float" office:value="18.87">
                <text:p>18.87</text:p>
              </table:table-cell>
              <table:table-cell office:value-type="float" office:value="51.988">
                <text:p>51.988</text:p>
              </table:table-cell>
              <table:table-cell office:value-type="float" office:value="43.053">
                <text:p>43.053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515">
                <text:p>6.515</text:p>
                <draw:g>
                  <svg:desc>'Checksums (arm)'.B3:'Checksums (arm)'.H3</svg:desc>
                </draw:g>
              </table:table-cell>
              <table:table-cell office:value-type="float" office:value="8.464">
                <text:p>8.464</text:p>
              </table:table-cell>
              <table:table-cell office:value-type="float" office:value="10.432">
                <text:p>10.432</text:p>
              </table:table-cell>
              <table:table-cell office:value-type="float" office:value="10.481">
                <text:p>10.481</text:p>
              </table:table-cell>
              <table:table-cell office:value-type="float" office:value="10.64">
                <text:p>10.64</text:p>
              </table:table-cell>
              <table:table-cell office:value-type="float" office:value="10.535">
                <text:p>10.535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159">
                <text:p>5.159</text:p>
                <draw:g>
                  <svg:desc>'Checksums (arm)'.B4:'Checksums (arm)'.H4</svg:desc>
                </draw:g>
              </table:table-cell>
              <table:table-cell office:value-type="float" office:value="6.389">
                <text:p>6.389</text:p>
              </table:table-cell>
              <table:table-cell office:value-type="float" office:value="6.334">
                <text:p>6.334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711">
                <text:p>5.711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)'.A9:'Checksums (arm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88349961627015">
                <text:p>6.88349961627015</text:p>
                <draw:g>
                  <svg:desc>'Checksums (arm)'.B10:'Checksums (arm)'.H10</svg:desc>
                </draw:g>
              </table:table-cell>
              <table:table-cell office:value-type="float" office:value="2.04914933837429">
                <text:p>2.04914933837429</text:p>
              </table:table-cell>
              <table:table-cell office:value-type="float" office:value="1.65998849693252">
                <text:p>1.65998849693252</text:p>
              </table:table-cell>
              <table:table-cell office:value-type="float" office:value="1.56416372483542">
                <text:p>1.5641637248354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3478879924063">
                <text:p>4.93478879924063</text:p>
              </table:table-cell>
              <table:table-cell office:value-type="float" office:value="6.6184473481937">
                <text:p>6.6184473481937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69276991665051">
                <text:p>8.69276991665051</text:p>
                <draw:g>
                  <svg:desc>'Checksums (arm)'.B11:'Checksums (arm)'.H11</svg:desc>
                </draw:g>
              </table:table-cell>
              <table:table-cell office:value-type="float" office:value="2.71466583189858">
                <text:p>2.71466583189858</text:p>
              </table:table-cell>
              <table:table-cell office:value-type="float" office:value="2.73397537101358">
                <text:p>2.73397537101358</text:p>
              </table:table-cell>
              <table:table-cell office:value-type="float" office:value="1.69482063475654">
                <text:p>1.69482063475654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10313430222378">
                <text:p>9.10313430222378</text:p>
              </table:table-cell>
              <table:table-cell office:value-type="float" office:value="7.45377423822715">
                <text:p>7.453774238227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)'.A1:'Hashes (arm)'.F4" chart:data-source-has-labels="both" svg:x="1.627cm" svg:y="0.299cm" svg:width="26.36cm" svg:height="14.384cm">
          <chart:coordinate-region svg:x="2.248cm" svg:y="0.499cm" svg:width="25.739cm" svg:height="13.537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)'.A1:'SpamSum (arm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61.64">
                <text:p>261.64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62.04">
                <text:p>262.04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90.19">
                <text:p>590.19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32.57">
                <text:p>32.57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694cm" style:legend-expansion="high" chart:style-name="ch2"/>
        <chart:plot-area chart:style-name="ch3" table:cell-range-address="'Compression (arm)'.A1:'Compression (arm)'.H4" chart:data-source-has-labels="both" svg:x="1.627cm" svg:y="0.299cm" svg:width="26.149cm" svg:height="14.384cm">
          <chart:coordinate-region svg:x="2.434cm" svg:y="0.499cm" svg:width="25.342cm" svg:height="13.537cm"/>
          <chart:axis chart:dimension="x" chart:name="primary-x" chart:style-name="ch4" chartooo:axis-type="auto">
            <chartooo:date-scale/>
            <chart:categories table:cell-range-address="'Compression (arm)'.B1:'Compression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ompression (arm)'.B2:'Compression (arm)'.H2" chart:label-cell-address="'Compression (arm)'.A2:'Compression (arm)'.A2" chart:class="chart:bar">
            <chart:data-point chart:repeated="7"/>
          </chart:series>
          <chart:series chart:style-name="ch8" chart:values-cell-range-address="'Compression (arm)'.B3:'Compression (arm)'.H3" chart:label-cell-address="'Compression (arm)'.A3:'Compression (arm)'.A3" chart:class="chart:bar">
            <chart:data-point chart:repeated="7"/>
          </chart:series>
          <chart:series chart:style-name="ch9" chart:values-cell-range-address="'Compression (arm)'.B4:'Compression (arm)'.H4" chart:label-cell-address="'Compression (arm)'.A4:'Compression (arm)'.A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Compression (arm)'.B1:'Compression (arm)'.H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arm)'.A2:'Compression (arm)'.A2</svg:desc>
                </draw:g>
              </table:table-cell>
              <table:table-cell office:value-type="float" office:value="662">
                <text:p>662</text:p>
                <draw:g>
                  <svg:desc>'Compression (arm)'.B2:'Compression (arm)'.H2</svg:desc>
                </draw:g>
              </table:table-cell>
              <table:table-cell office:value-type="float" office:value="4.023">
                <text:p>4.023</text:p>
              </table:table-cell>
              <table:table-cell office:value-type="float" office:value="40.335">
                <text:p>40.335</text:p>
              </table:table-cell>
              <table:table-cell office:value-type="float" office:value="625.9">
                <text:p>625.9</text:p>
              </table:table-cell>
              <table:table-cell office:value-type="float" office:value="293.6">
                <text:p>293.6</text:p>
              </table:table-cell>
              <table:table-cell office:value-type="float" office:value="16.292">
                <text:p>16.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arm)'.A3:'Compression (arm)'.A3</svg:desc>
                </draw:g>
              </table:table-cell>
              <table:table-cell office:value-type="float" office:value="577.8">
                <text:p>577.8</text:p>
                <draw:g>
                  <svg:desc>'Compression (arm)'.B3:'Compression (arm)'.H3</svg:desc>
                </draw:g>
              </table:table-cell>
              <table:table-cell office:value-type="float" office:value="4.032">
                <text:p>4.032</text:p>
              </table:table-cell>
              <table:table-cell office:value-type="float" office:value="5.808">
                <text:p>5.808</text:p>
              </table:table-cell>
              <table:table-cell office:value-type="float" office:value="477.9">
                <text:p>477.9</text:p>
              </table:table-cell>
              <table:table-cell office:value-type="float" office:value="293.6">
                <text:p>293.6</text:p>
              </table:table-cell>
              <table:table-cell office:value-type="float" office:value="8.016">
                <text:p>8.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arm)'.A4:'Compression (arm)'.A4</svg:desc>
                </draw:g>
              </table:table-cell>
              <table:table-cell office:value-type="float" office:value="529.1">
                <text:p>529.1</text:p>
                <draw:g>
                  <svg:desc>'Compression (arm)'.B4:'Compression (arm)'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965">
                <text:p>4.965</text:p>
              </table:table-cell>
              <table:table-cell office:value-type="float" office:value="307.5">
                <text:p>307.5</text:p>
              </table:table-cell>
              <table:table-cell office:value-type="float" office:value="184.5">
                <text:p>18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908cm" xlink:href=".." xlink:type="simple" chart:class="chart:bar" chart:style-name="ch1">
        <chart:legend chart:legend-position="end" svg:x="15.147cm" svg:y="4.406cm" style:legend-expansion="high" chart:style-name="ch2"/>
        <chart:plot-area chart:style-name="ch3" table:cell-range-address="'Compression (arm)'.A9:'Compression (arm)'.H11" chart:data-source-has-labels="both" svg:x="0.351cm" svg:y="0.198cm" svg:width="14.445cm" svg:height="9.512cm">
          <chart:coordinate-region svg:x="1.951cm" svg:y="0.198cm" svg:width="12.845cm" svg:height="7.305cm"/>
          <chart:axis chart:dimension="x" chart:name="primary-x" chart:style-name="ch4" chartooo:axis-type="auto">
            <chartooo:date-scale/>
            <chart:categories table:cell-range-address="'Compression (arm)'.B9:'Compression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arm)'.B10:'Compression (arm)'.H10" chart:label-cell-address="'Compression (arm)'.A10:'Compression (arm)'.A10" chart:class="chart:bar">
            <chart:data-point chart:repeated="7"/>
          </chart:series>
          <chart:series chart:style-name="ch8" chart:values-cell-range-address="'Compression (arm)'.B11:'Compression (arm)'.H11" chart:label-cell-address="'Compression (arm)'.A11:'Compression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arm)'.B9:'Compression (arm)'.H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GZIP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arm)'.A10:'Compression (arm)'.A10</svg:desc>
                </draw:g>
              </table:table-cell>
              <table:table-cell office:value-type="float" office:value="1.14572516441675">
                <text:p>1.14572516441675</text:p>
                <draw:g>
                  <svg:desc>'Compression (arm)'.B10:'Compression (arm)'.H10</svg:desc>
                </draw:g>
              </table:table-cell>
              <table:table-cell office:value-type="float" office:value="0.997767857142857">
                <text:p>0.997767857142857</text:p>
              </table:table-cell>
              <table:table-cell office:value-type="float" office:value="6.94473140495868">
                <text:p>6.94473140495868</text:p>
              </table:table-cell>
              <table:table-cell office:value-type="float" office:value="1.30968821929274">
                <text:p>1.30968821929274</text:p>
              </table:table-cell>
              <table:table-cell office:value-type="float" office:value="1">
                <text:p>1</text:p>
              </table:table-cell>
              <table:table-cell office:value-type="float" office:value="2.03243512974052">
                <text:p>2.0324351297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arm)'.A11:'Compression (arm)'.A11</svg:desc>
                </draw:g>
              </table:table-cell>
              <table:table-cell office:value-type="float" office:value="1.25118125118125">
                <text:p>1.25118125118125</text:p>
                <draw:g>
                  <svg:desc>'Compression (arm)'.B11:'Compression (arm)'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.12386706948641">
                <text:p>8.12386706948641</text:p>
              </table:table-cell>
              <table:table-cell office:value-type="float" office:value="2.03544715447154">
                <text:p>2.03544715447154</text:p>
              </table:table-cell>
              <table:table-cell office:value-type="float" office:value="1.59132791327913">
                <text:p>1.59132791327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694cm" style:legend-expansion="high" chart:style-name="ch2"/>
        <chart:plot-area chart:style-name="ch3" table:cell-range-address="'Compression (arm64)'.B1:'Compression (arm64)'.H4 'Compression (arm64)'.A2:'Compression (arm64)'.A4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ompression (arm64)'.B1:'Compression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ompression (arm64)'.B2:'Compression (arm64)'.H2" chart:label-cell-address="'Compression (arm64)'.A2:'Compression (arm64)'.A2" chart:class="chart:bar">
            <chart:data-point chart:repeated="7"/>
          </chart:series>
          <chart:series chart:style-name="ch8" chart:values-cell-range-address="'Compression (arm64)'.B3:'Compression (arm64)'.H3" chart:label-cell-address="'Compression (arm64)'.A3:'Compression (arm64)'.A3" chart:class="chart:bar">
            <chart:data-point chart:repeated="7"/>
          </chart:series>
          <chart:series chart:style-name="ch9" chart:values-cell-range-address="'Compression (arm64)'.B4:'Compression (arm64)'.H4" chart:label-cell-address="'Compression (arm64)'.A4:'Compression (arm64)'.A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Compression (arm64)'.B1:'Compression (arm64)'.H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arm64)'.A2:'Compression (arm64)'.A2</svg:desc>
                </draw:g>
              </table:table-cell>
              <table:table-cell office:value-type="float" office:value="587.3">
                <text:p>587.3</text:p>
                <draw:g>
                  <svg:desc>'Compression (arm64)'.B2:'Compression (arm64)'.H2</svg:desc>
                </draw:g>
              </table:table-cell>
              <table:table-cell office:value-type="float" office:value="7.021">
                <text:p>7.021</text:p>
              </table:table-cell>
              <table:table-cell office:value-type="float" office:value="16.035">
                <text:p>16.035</text:p>
              </table:table-cell>
              <table:table-cell office:value-type="float" office:value="1690">
                <text:p>1690</text:p>
              </table:table-cell>
              <table:table-cell office:value-type="float" office:value="451.6">
                <text:p>451.6</text:p>
              </table:table-cell>
              <table:table-cell office:value-type="float" office:value="22.516">
                <text:p>22.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arm64)'.A3:'Compression (arm64)'.A3</svg:desc>
                </draw:g>
              </table:table-cell>
              <table:table-cell office:value-type="float" office:value="389.3">
                <text:p>389.3</text:p>
                <draw:g>
                  <svg:desc>'Compression (arm64)'.B3:'Compression (arm64)'.H3</svg:desc>
                </draw:g>
              </table:table-cell>
              <table:table-cell office:value-type="float" office:value="6.992">
                <text:p>6.992</text:p>
              </table:table-cell>
              <table:table-cell office:value-type="float" office:value="3.594">
                <text:p>3.594</text:p>
              </table:table-cell>
              <table:table-cell office:value-type="float" office:value="768.1">
                <text:p>768.1</text:p>
              </table:table-cell>
              <table:table-cell office:value-type="float" office:value="451.6">
                <text:p>451.6</text:p>
              </table:table-cell>
              <table:table-cell office:value-type="float" office:value="6.481">
                <text:p>6.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arm64)'.A4:'Compression (arm64)'.A4</svg:desc>
                </draw:g>
              </table:table-cell>
              <table:table-cell office:value-type="float" office:value="340.6">
                <text:p>340.6</text:p>
                <draw:g>
                  <svg:desc>'Compression (arm64)'.B4:'Compression (arm64)'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423">
                <text:p>1.423</text:p>
              </table:table-cell>
              <table:table-cell office:value-type="float" office:value="358.4">
                <text:p>358.4</text:p>
              </table:table-cell>
              <table:table-cell office:value-type="float" office:value="184.2">
                <text:p>18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908cm" xlink:href=".." xlink:type="simple" chart:class="chart:bar" chart:style-name="ch1">
        <chart:legend chart:legend-position="end" svg:x="15.147cm" svg:y="4.406cm" style:legend-expansion="high" chart:style-name="ch2"/>
        <chart:plot-area chart:style-name="ch3" table:cell-range-address="'Compression (arm64)'.B9:'Compression (arm64)'.H11 'Compression (arm64)'.A10:'Compression (arm64)'.A11" chart:data-source-has-labels="both" svg:x="0.351cm" svg:y="0.198cm" svg:width="14.445cm" svg:height="9.512cm">
          <chart:coordinate-region svg:x="2.137cm" svg:y="0.198cm" svg:width="12.659cm" svg:height="7.305cm"/>
          <chart:axis chart:dimension="x" chart:name="primary-x" chart:style-name="ch4" chartooo:axis-type="auto">
            <chartooo:date-scale/>
            <chart:categories table:cell-range-address="'Compression (arm64)'.B9:'Compression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arm64)'.B10:'Compression (arm64)'.H10" chart:label-cell-address="'Compression (arm64)'.A10:'Compression (arm64)'.A10" chart:class="chart:bar">
            <chart:data-point chart:repeated="7"/>
          </chart:series>
          <chart:series chart:style-name="ch8" chart:values-cell-range-address="'Compression (arm64)'.B11:'Compression (arm64)'.H11" chart:label-cell-address="'Compression (arm64)'.A11:'Compression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arm64)'.B9:'Compression (arm64)'.H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GZIP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arm64)'.A10:'Compression (arm64)'.A10</svg:desc>
                </draw:g>
              </table:table-cell>
              <table:table-cell office:value-type="float" office:value="1.50860518880041">
                <text:p>1.50860518880041</text:p>
                <draw:g>
                  <svg:desc>'Compression (arm64)'.B10:'Compression (arm64)'.H10</svg:desc>
                </draw:g>
              </table:table-cell>
              <table:table-cell office:value-type="float" office:value="1.004147597254">
                <text:p>1.004147597254</text:p>
              </table:table-cell>
              <table:table-cell office:value-type="float" office:value="4.46160267111853">
                <text:p>4.46160267111853</text:p>
              </table:table-cell>
              <table:table-cell office:value-type="float" office:value="2.20023434448639">
                <text:p>2.20023434448639</text:p>
              </table:table-cell>
              <table:table-cell office:value-type="float" office:value="1">
                <text:p>1</text:p>
              </table:table-cell>
              <table:table-cell office:value-type="float" office:value="3.47415522295942">
                <text:p>3.47415522295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arm64)'.A11:'Compression (arm64)'.A11</svg:desc>
                </draw:g>
              </table:table-cell>
              <table:table-cell office:value-type="float" office:value="1.72431004110393">
                <text:p>1.72431004110393</text:p>
                <draw:g>
                  <svg:desc>'Compression (arm64)'.B11:'Compression (arm64)'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1.268446943078">
                <text:p>11.268446943078</text:p>
              </table:table-cell>
              <table:table-cell office:value-type="float" office:value="4.71540178571429">
                <text:p>4.71540178571429</text:p>
              </table:table-cell>
              <table:table-cell office:value-type="float" office:value="2.45168295331162">
                <text:p>2.4516829533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50">
                <text:p>125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36">
                <text:p>2736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29">
                <text:p>2829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8cm" svg:width="10.326cm" svg:height="7.793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80.61">
                <text:p>80.61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27.68">
                <text:p>127.68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908cm" xlink:href=".." xlink:type="simple" chart:class="chart:bar" chart:style-name="ch1">
        <chart:legend chart:legend-position="end" svg:x="15.147cm" svg:y="4.406cm" style:legend-expansion="high" chart:style-name="ch2"/>
        <chart:plot-area chart:style-name="ch3" table:cell-range-address="'Compression (x64)'.B9:'Compression (x64)'.H11 'Compression (x64)'.A10:'Compression (x64)'.A11" chart:data-source-has-labels="both" svg:x="0.351cm" svg:y="0.198cm" svg:width="14.445cm" svg:height="9.512cm">
          <chart:coordinate-region svg:x="2.137cm" svg:y="0.198cm" svg:width="12.659cm" svg:height="7.305cm"/>
          <chart:axis chart:dimension="x" chart:name="primary-x" chart:style-name="ch4" chartooo:axis-type="auto">
            <chartooo:date-scale/>
            <chart:categories table:cell-range-address="'Compression (x64)'.B9:'Compression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x64)'.B10:'Compression (x64)'.H10" chart:label-cell-address="'Compression (x64)'.A10:'Compression (x64)'.A10" chart:class="chart:bar">
            <chart:data-point chart:repeated="7"/>
          </chart:series>
          <chart:series chart:style-name="ch8" chart:values-cell-range-address="'Compression (x64)'.B11:'Compression (x64)'.H11" chart:label-cell-address="'Compression (x64)'.A11:'Compression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9:'Compression (x64)'.H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x64)'.A10:'Compression (x64)'.A10</svg:desc>
                </draw:g>
              </table:table-cell>
              <table:table-cell office:value-type="float" office:value="1.6823495865412">
                <text:p>1.6823495865412</text:p>
                <draw:g>
                  <svg:desc>'Compression (x64)'.B10:'Compression (x64)'.H10</svg:desc>
                </draw:g>
              </table:table-cell>
              <table:table-cell office:value-type="float" office:value="1.00139333983559">
                <text:p>1.00139333983559</text:p>
              </table:table-cell>
              <table:table-cell office:value-type="float" office:value="7.60902896081772">
                <text:p>7.60902896081772</text:p>
              </table:table-cell>
              <table:table-cell office:value-type="float" office:value="1.47234000591658">
                <text:p>1.47234000591658</text:p>
              </table:table-cell>
              <table:table-cell office:value-type="float" office:value="1">
                <text:p>1</text:p>
              </table:table-cell>
              <table:table-cell office:value-type="float" office:value="2.21228615863142">
                <text:p>2.21228615863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11:'Compression (x64)'.A11</svg:desc>
                </draw:g>
              </table:table-cell>
              <table:table-cell office:value-type="float" office:value="1.75490779298037">
                <text:p>1.75490779298037</text:p>
                <draw:g>
                  <svg:desc>'Compression (x64)'.B11:'Compression (x64)'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3.4398194583751">
                <text:p>13.4398194583751</text:p>
              </table:table-cell>
              <table:table-cell office:value-type="float" office:value="1.71917098445596">
                <text:p>1.71917098445596</text:p>
              </table:table-cell>
              <table:table-cell office:value-type="float" office:value="1.49920634920635">
                <text:p>1.49920634920635</text:p>
              </table:table-cell>
              <table:table-cell office:value-type="float" office:value="NaN">
                <text:p>NaN</text:p>
              </table:table-cell>
              <table:table-cell office:value-type="float" office:value="2.0276591417531">
                <text:p>2.02765914175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B1:'Hashes (x64)'.F4 'Hashes (x64)'.A2:'Hashes (x64)'.A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12">
                <text:p>12.12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2">
                <text:p>12.02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3">
                <text:p>19.3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9.54">
                <text:p>19.54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512">
                <text:p>35.512</text:p>
                <draw:g>
                  <svg:desc>'Checksums (arm64)'.B2:'Checksums (arm64)'.H2</svg:desc>
                </draw:g>
              </table:table-cell>
              <table:table-cell office:value-type="float" office:value="22.382">
                <text:p>22.382</text:p>
              </table:table-cell>
              <table:table-cell office:value-type="float" office:value="22.93">
                <text:p>22.93</text:p>
              </table:table-cell>
              <table:table-cell office:value-type="float" office:value="22.326">
                <text:p>22.326</text:p>
              </table:table-cell>
              <table:table-cell office:value-type="float" office:value="23.82">
                <text:p>23.82</text:p>
              </table:table-cell>
              <table:table-cell office:value-type="float" office:value="33.788">
                <text:p>33.788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771">
                <text:p>9.771</text:p>
                <draw:g>
                  <svg:desc>'Checksums (arm64)'.B3:'Checksums (arm64)'.H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7.814">
                <text:p>17.814</text:p>
              </table:table-cell>
              <table:table-cell office:value-type="float" office:value="3.923">
                <text:p>3.923</text:p>
              </table:table-cell>
              <table:table-cell office:value-type="float" office:value="16.99">
                <text:p>16.99</text:p>
              </table:table-cell>
              <table:table-cell office:value-type="float" office:value="10.455">
                <text:p>10.4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33">
                <text:p>3.633</text:p>
                <draw:g>
                  <svg:desc>'Checksums (arm64)'.B4:'Checksums (arm64)'.H4</svg:desc>
                </draw:g>
              </table:table-cell>
              <table:table-cell office:value-type="float" office:value="4.765">
                <text:p>4.765</text:p>
              </table:table-cell>
              <table:table-cell office:value-type="float" office:value="4.853">
                <text:p>4.853</text:p>
              </table:table-cell>
              <table:table-cell office:value-type="float" office:value="3.669">
                <text:p>3.669</text:p>
              </table:table-cell>
              <table:table-cell office:value-type="float" office:value="5.908">
                <text:p>5.908</text:p>
              </table:table-cell>
              <table:table-cell office:value-type="float" office:value="4.537">
                <text:p>4.537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">
                <text:p>4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6344284106028">
                <text:p>3.6344284106028</text:p>
                <draw:g>
                  <svg:desc>'Checksums (arm64)'.B10:'Checksums (arm64)'.H10</svg:desc>
                </draw:g>
              </table:table-cell>
              <table:table-cell office:value-type="float" office:value="1.36717366074156">
                <text:p>1.36717366074156</text:p>
              </table:table-cell>
              <table:table-cell office:value-type="float" office:value="1.28718985067924">
                <text:p>1.28718985067924</text:p>
              </table:table-cell>
              <table:table-cell office:value-type="float" office:value="5.69105276574051">
                <text:p>5.69105276574051</text:p>
              </table:table-cell>
              <table:table-cell office:value-type="float" office:value="1.40200117716304">
                <text:p>1.40200117716304</text:p>
              </table:table-cell>
              <table:table-cell office:value-type="float" office:value="3.23175514108082">
                <text:p>3.23175514108082</text:p>
              </table:table-cell>
              <table:table-cell office:value-type="float" office:value="3.61022964509395">
                <text:p>3.6102296450939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77484172859895">
                <text:p>9.77484172859895</text:p>
                <draw:g>
                  <svg:desc>'Checksums (arm64)'.B11:'Checksums (arm64)'.H11</svg:desc>
                </draw:g>
              </table:table-cell>
              <table:table-cell office:value-type="float" office:value="4.69716684155299">
                <text:p>4.69716684155299</text:p>
              </table:table-cell>
              <table:table-cell office:value-type="float" office:value="4.72491242530394">
                <text:p>4.72491242530394</text:p>
              </table:table-cell>
              <table:table-cell office:value-type="float" office:value="6.08503679476697">
                <text:p>6.08503679476697</text:p>
              </table:table-cell>
              <table:table-cell office:value-type="float" office:value="4.03182125930941">
                <text:p>4.03182125930941</text:p>
              </table:table-cell>
              <table:table-cell office:value-type="float" office:value="7.44721181397399">
                <text:p>7.44721181397399</text:p>
              </table:table-cell>
              <table:table-cell office:value-type="float" office:value="7.70461127199822">
                <text:p>7.704611271998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